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Tahoma, Geneva,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333333" style:font-name="Open Sans" fo:font-size="12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333333" style:font-name="Open Sans" fo:font-size="12pt" fo:letter-spacing="normal" fo:font-style="normal" fo:font-weight="normal" officeooo:rsid="001bb6d4" officeooo:paragraph-rsid="001bb6d4"/>
    </style:style>
    <style:style style:name="P3" style:family="paragraph" style:parent-style-name="Standard">
      <style:paragraph-properties fo:margin-left="0in" fo:margin-right="0in" fo:orphans="2" fo:widows="2" fo:text-indent="0in" style:auto-text-indent="false"/>
      <style:text-properties fo:font-variant="normal" fo:text-transform="none" fo:color="#333333" style:font-name="Open Sans" fo:font-size="12pt" fo:letter-spacing="normal" fo:font-style="normal" fo:font-weight="normal" officeooo:rsid="001bb6d4" officeooo:paragraph-rsid="001bc883"/>
    </style:style>
    <style:style style:name="P4" style:family="paragraph" style:parent-style-name="Standard">
      <style:paragraph-properties fo:margin-left="0in" fo:margin-right="0in" fo:orphans="2" fo:widows="2" fo:text-indent="0in" style:auto-text-indent="false"/>
      <style:text-properties fo:font-variant="normal" fo:text-transform="none" fo:color="#333333" style:font-name="Open Sans" fo:font-size="12pt" fo:letter-spacing="normal" fo:font-style="normal" fo:font-weight="normal" officeooo:rsid="001bb6d4" officeooo:paragraph-rsid="001c6fa6"/>
    </style:style>
    <style:style style:name="P5" style:family="paragraph" style:parent-style-name="Standard">
      <style:paragraph-properties fo:margin-left="0in" fo:margin-right="0in" fo:orphans="2" fo:widows="2" fo:text-indent="0in" style:auto-text-indent="false"/>
      <style:text-properties fo:font-variant="normal" fo:text-transform="none" fo:color="#333333" style:font-name="Open Sans" fo:font-size="12pt" fo:letter-spacing="normal" fo:font-style="normal" fo:font-weight="normal" officeooo:rsid="001e1a8d" officeooo:paragraph-rsid="001e1a8d"/>
    </style:style>
    <style:style style:name="T1" style:family="text">
      <style:text-properties officeooo:rsid="001bc883"/>
    </style:style>
    <style:style style:name="T2" style:family="text">
      <style:text-properties officeooo:rsid="001c6fa6"/>
    </style:style>
    <style:style style:name="T3" style:family="text">
      <style:text-properties officeooo:rsid="001e1a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ne an inner join, outer join and union. Articulate what each has in common and what makes each unique.</text:p>
      <text:p text:style-name="P1"/>
      <text:p text:style-name="P2">. Inner join: <text:span text:style-name="T1">This join creates a new relation C with only tuples in common between two relations A and B, in case that one of the relation either A or B have tuples that are not present on the other relation, those tuples will be eliminated in the resulting relation C and that is called natural join.</text:span></text:p>
      <text:p text:style-name="P2"/>
      <text:p text:style-name="P2"/>
      <text:p text:style-name="P3">. Outer join: <text:span text:style-name="T1">There are times when some values need to be retrieved from either of the relations A or B in the new resulting relation C, in cases where values are retrieved from a relation A or B and those values are not present in the other relation respectively, it will be fill with null values in the resulting relation C. Based on the fields needed this type of join can be:</text:span></text:p>
      <text:p text:style-name="P3"><text:span text:style-name="T1"><text:tab/>left outer join: This type of join is given when we need to include values of the <text:tab/><text:tab/>relation A in the resulting relation C even if those values are not present in <text:tab/><text:tab/>the relation B.</text:span></text:p>
      <text:p text:style-name="P4"><text:span text:style-name="T1"><text:tab/>right outer join: This type of join is given when we need to include values of <text:tab/><text:tab/><text:tab/>the relation B in the resulting relation C even if those values are not <text:tab/><text:tab/><text:tab/><text:tab/>present in the relation A.</text:span></text:p>
      <text:p text:style-name="P3"><text:span text:style-name="T1"><text:tab/>full outer join: This type of join is given when we need to include all the values <text:tab/><text:tab/>of the relation A and B in the resulting relation C, even in the cases where <text:tab/><text:tab/>those values are not present in either of the relation. <text:tab/> </text:span></text:p>
      <text:p text:style-name="P5"/>
      <text:p text:style-name="P2"/>
      <text:p text:style-name="P2">.Union: <text:span text:style-name="T2">It is an operation performed on relational databases where two relations are union-compatible, meaning that both relations have the same degree and the union is based on the same domain.</text:span></text:p>
      <text:p text:style-name="P2"/>
      <text:p text:style-name="P2"/>
      <text:p text:style-name="P2">These three operations on relational databases have in common that it operates on tuples <text:span text:style-name="T3">in order to join tables and it can be combined with the select statement </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Tahoma, Geneva,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6:09:54.981219485</meta:creation-date>
    <dc:date>2018-09-17T22:10:15.501669268</dc:date>
    <meta:editing-duration>PT7M29S</meta:editing-duration>
    <meta:editing-cycles>1</meta:editing-cycles>
    <meta:document-statistic meta:table-count="0" meta:image-count="0" meta:object-count="0" meta:page-count="1" meta:paragraph-count="8" meta:word-count="322" meta:character-count="1732" meta:non-whitespace-character-count="1396"/>
    <meta:generator>LibreOffice/5.1.6.2$Linux_X86_64 LibreOffice_project/10m0$Build-2</meta:generator>
  </office:meta>
</office:document-meta>
</file>